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ter" svg:font-family="inter, sans-serif"/>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officeooo:rsid="001f63fb" officeooo:paragraph-rsid="001f63fb" style:font-size-asian="12pt" style:font-size-complex="12pt"/>
    </style:style>
    <style:style style:name="P3" style:family="paragraph" style:parent-style-name="Standard">
      <style:paragraph-properties fo:text-align="justify" style:justify-single-word="false"/>
      <style:text-properties fo:font-size="12pt" officeooo:paragraph-rsid="001f63fb" style:font-size-asian="12pt" style:font-size-complex="12pt"/>
    </style:style>
    <style:style style:name="P4" style:family="paragraph" style:parent-style-name="Standard">
      <style:paragraph-properties fo:text-align="justify" style:justify-single-word="false"/>
      <style:text-properties fo:font-size="12pt" fo:font-weight="normal" officeooo:rsid="001e515f" officeooo:paragraph-rsid="001e515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e515f" officeooo:paragraph-rsid="001f63f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c9c4" officeooo:paragraph-rsid="001f63f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f63fb" officeooo:paragraph-rsid="001f6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4pt" fo:font-weight="normal" officeooo:rsid="001e515f" officeooo:paragraph-rsid="001e515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e515f" officeooo:paragraph-rsid="001f63f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officeooo:rsid="00219c03" officeooo:paragraph-rsid="00219c03"/>
    </style:style>
    <style:style style:name="P11" style:family="paragraph" style:parent-style-name="Standard">
      <style:paragraph-properties fo:text-align="justify" style:justify-single-word="false"/>
      <style:text-properties officeooo:rsid="00219c03" officeooo:paragraph-rsid="00236eac"/>
    </style:style>
    <style:style style:name="P12" style:family="paragraph" style:parent-style-name="Standard">
      <style:paragraph-properties fo:text-align="justify" style:justify-single-word="false"/>
      <style:text-properties officeooo:rsid="00219c03" officeooo:paragraph-rsid="00265402"/>
    </style:style>
    <style:style style:name="P13" style:family="paragraph" style:parent-style-name="Standard">
      <style:paragraph-properties fo:text-align="justify" style:justify-single-word="false"/>
      <style:text-properties officeooo:rsid="00236eac" officeooo:paragraph-rsid="00265402"/>
    </style:style>
    <style:style style:name="P14"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officeooo:paragraph-rsid="00265402"/>
    </style:style>
    <style:style style:name="P17" style:family="paragraph" style:parent-style-name="Standard">
      <style:paragraph-properties fo:text-align="justify" style:justify-single-word="false"/>
      <style:text-properties style:font-name="Liberation Serif" fo:font-size="12pt" officeooo:rsid="00236eac" officeooo:paragraph-rsid="00265402" style:font-size-asian="12pt" style:font-size-complex="12pt"/>
    </style:style>
    <style:style style:name="P18" style:family="paragraph" style:parent-style-name="Standard">
      <style:paragraph-properties fo:text-align="justify" style:justify-single-word="false"/>
      <style:text-properties officeooo:rsid="0027ced5" officeooo:paragraph-rsid="0027ced5"/>
    </style:style>
    <style:style style:name="P19" style:family="paragraph" style:parent-style-name="Standard">
      <style:paragraph-properties fo:text-align="justify" style:justify-single-word="false"/>
      <style:text-properties officeooo:rsid="0027ced5" officeooo:paragraph-rsid="00288278"/>
    </style:style>
    <style:style style:name="P20" style:family="paragraph" style:parent-style-name="Standard">
      <style:paragraph-properties fo:text-align="justify" style:justify-single-word="false"/>
      <style:text-properties officeooo:rsid="00288278" officeooo:paragraph-rsid="00288278"/>
    </style:style>
    <style:style style:name="P21" style:family="paragraph" style:parent-style-name="Standard" style:list-style-name="L1">
      <style:paragraph-properties fo:text-align="justify" style:justify-single-word="false"/>
      <style:text-properties fo:font-size="12pt" officeooo:paragraph-rsid="001e515f" style:font-size-asian="12pt" style:font-size-complex="12pt"/>
    </style:style>
    <style:style style:name="P22" style:family="paragraph" style:parent-style-name="Standard" style:list-style-name="L1">
      <style:paragraph-properties fo:text-align="justify" style:justify-single-word="false"/>
      <style:text-properties officeooo:rsid="00219c03" officeooo:paragraph-rsid="00219c03"/>
    </style:style>
    <style:style style:name="P23" style:family="paragraph" style:parent-style-name="Standard" style:list-style-name="L1">
      <style:paragraph-properties fo:text-align="justify" style:justify-single-word="false"/>
      <style:text-properties officeooo:rsid="00236eac" officeooo:paragraph-rsid="00265402"/>
    </style:style>
    <style:style style:name="P2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bbaf" officeooo:paragraph-rsid="00265402" style:font-size-asian="12pt" style:font-weight-asian="bold" style:font-size-complex="12pt" style:font-weight-complex="bold"/>
    </style:style>
    <style:style style:name="P25" style:family="paragraph" style:parent-style-name="Standard" style:list-style-name="L1">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bbaf" officeooo:paragraph-rsid="00219c03"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font-variant="normal" fo:text-transform="none" fo:color="#161719" loext:opacity="100%" style:font-name="Liberation Serif" fo:font-size="12pt" fo:letter-spacing="normal" fo:font-style="normal" fo:font-weight="normal" officeooo:rsid="00418c93" officeooo:paragraph-rsid="00432d73"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variant="normal" fo:text-transform="none" fo:color="#161719" loext:opacity="100%" style:font-name="Liberation Serif" fo:font-size="12pt" fo:letter-spacing="normal" fo:font-style="normal" fo:font-weight="normal" officeooo:rsid="00418c93" officeooo:paragraph-rsid="00432d73" style:font-size-asian="12pt" style:font-weight-asian="bold" style:font-size-complex="12pt" style:font-weight-complex="bold"/>
    </style:style>
    <style:style style:name="P28" style:family="paragraph" style:parent-style-name="Standard" style:list-style-name="L2">
      <style:paragraph-properties fo:text-align="justify" style:justify-single-word="false"/>
      <style:text-properties officeooo:paragraph-rsid="00265402"/>
    </style:style>
    <style:style style:name="P29" style:family="paragraph" style:parent-style-name="Standard">
      <style:paragraph-properties fo:text-align="justify" style:justify-single-word="false"/>
      <style:text-properties officeooo:paragraph-rsid="002c0d4a"/>
    </style:style>
    <style:style style:name="P30" style:family="paragraph" style:parent-style-name="Standard" style:list-style-name="L5">
      <style:paragraph-properties fo:text-align="justify" style:justify-single-word="false"/>
      <style:text-properties officeooo:paragraph-rsid="002c0d4a"/>
    </style:style>
    <style:style style:name="P31" style:family="paragraph" style:parent-style-name="Standard" style:list-style-name="L6">
      <style:paragraph-properties fo:text-align="justify" style:justify-single-word="false"/>
      <style:text-properties officeooo:paragraph-rsid="0036fd8e"/>
    </style:style>
    <style:style style:name="P32" style:family="paragraph" style:parent-style-name="Standard" style:list-style-name="L6">
      <style:paragraph-properties fo:text-align="justify" style:justify-single-word="false"/>
      <style:text-properties officeooo:paragraph-rsid="0038f1c1"/>
    </style:style>
    <style:style style:name="P33" style:family="paragraph" style:parent-style-name="Standard">
      <style:paragraph-properties fo:text-align="justify" style:justify-single-word="false"/>
      <style:text-properties officeooo:paragraph-rsid="001f63fb"/>
    </style:style>
    <style:style style:name="P34" style:family="paragraph" style:parent-style-name="Standard" style:list-style-name="L1">
      <style:paragraph-properties fo:text-align="justify" style:justify-single-word="false"/>
      <style:text-properties officeooo:rsid="0027ced5" officeooo:paragraph-rsid="0027ced5"/>
    </style:style>
    <style:style style:name="P35" style:family="paragraph" style:parent-style-name="Standard">
      <style:paragraph-properties fo:text-align="justify" style:justify-single-word="false"/>
      <style:text-properties officeooo:rsid="00288278" officeooo:paragraph-rsid="00288278"/>
    </style:style>
    <style:style style:name="P36" style:family="paragraph" style:parent-style-name="Standard" style:list-style-name="L1">
      <style:paragraph-properties fo:text-align="justify" style:justify-single-word="false"/>
      <style:text-properties fo:font-weight="bold" officeooo:rsid="00288278" officeooo:paragraph-rsid="00288278" style:font-weight-asian="bold" style:font-weight-complex="bold"/>
    </style:style>
    <style:style style:name="P37"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38" style:family="paragraph" style:parent-style-name="Standard">
      <style:paragraph-properties fo:text-align="justify" style:justify-single-word="false"/>
      <style:text-properties fo:font-weight="bold" officeooo:rsid="00288278" officeooo:paragraph-rsid="002c0d4a" style:font-weight-asian="bold" style:font-weight-complex="bold"/>
    </style:style>
    <style:style style:name="P39" style:family="paragraph" style:parent-style-name="Standard">
      <style:paragraph-properties fo:text-align="justify" style:justify-single-word="false"/>
      <style:text-properties fo:font-weight="bold" officeooo:rsid="00288278" officeooo:paragraph-rsid="002d48b7" style:font-weight-asian="bold" style:font-weight-complex="bold"/>
    </style:style>
    <style:style style:name="P40" style:family="paragraph" style:parent-style-name="Standard" style:list-style-name="L4">
      <style:paragraph-properties fo:text-align="justify" style:justify-single-word="false"/>
      <style:text-properties fo:font-weight="bold" officeooo:rsid="002c0d4a" officeooo:paragraph-rsid="002c0d4a" style:font-weight-asian="bold" style:font-weight-complex="bold"/>
    </style:style>
    <style:style style:name="P41" style:family="paragraph" style:parent-style-name="Standard" style:list-style-name="L4">
      <style:paragraph-properties fo:text-align="justify" style:justify-single-word="false"/>
      <style:text-properties fo:font-weight="bold" officeooo:rsid="002cb4b2" officeooo:paragraph-rsid="002cb4b2" style:font-weight-asian="bold" style:font-weight-complex="bold"/>
    </style:style>
    <style:style style:name="P42" style:family="paragraph" style:parent-style-name="Standard" style:list-style-name="L4">
      <style:paragraph-properties fo:text-align="justify" style:justify-single-word="false"/>
      <style:text-properties fo:font-weight="bold" officeooo:rsid="002d48b7" officeooo:paragraph-rsid="002d48b7" style:font-weight-asian="bold" style:font-weight-complex="bold"/>
    </style:style>
    <style:style style:name="P43" style:family="paragraph" style:parent-style-name="Standard">
      <style:paragraph-properties fo:text-align="justify" style:justify-single-word="false"/>
      <style:text-properties fo:font-weight="bold" officeooo:rsid="002d48b7" officeooo:paragraph-rsid="002d48b7" style:font-weight-asian="bold" style:font-weight-complex="bold"/>
    </style:style>
    <style:style style:name="P44" style:family="paragraph" style:parent-style-name="Standard" style:list-style-name="L1">
      <style:paragraph-properties fo:text-align="justify" style:justify-single-word="false"/>
      <style:text-properties fo:font-weight="bold" officeooo:rsid="002d48b7" officeooo:paragraph-rsid="003d10a5" style:font-weight-asian="bold" style:font-weight-complex="bold"/>
    </style:style>
    <style:style style:name="P45" style:family="paragraph" style:parent-style-name="Standard">
      <style:paragraph-properties fo:text-align="justify" style:justify-single-word="false"/>
      <style:text-properties fo:font-weight="bold" officeooo:rsid="002d48b7" officeooo:paragraph-rsid="003d10a5" style:font-weight-asian="bold" style:font-weight-complex="bold"/>
    </style:style>
    <style:style style:name="P46" style:family="paragraph" style:parent-style-name="Standard">
      <style:paragraph-properties fo:text-align="justify" style:justify-single-word="false"/>
      <style:text-properties fo:font-weight="bold" officeooo:rsid="00350d47" officeooo:paragraph-rsid="00350d47" style:font-weight-asian="bold" style:font-weight-complex="bold"/>
    </style:style>
    <style:style style:name="P47" style:family="paragraph" style:parent-style-name="Standard" style:list-style-name="L1">
      <style:paragraph-properties fo:text-align="justify" style:justify-single-word="false"/>
      <style:text-properties fo:font-weight="bold" officeooo:rsid="003b8353" officeooo:paragraph-rsid="003b8353" style:font-weight-asian="bold" style:font-weight-complex="bold"/>
    </style:style>
    <style:style style:name="P48" style:family="paragraph" style:parent-style-name="Standard">
      <style:paragraph-properties fo:text-align="justify" style:justify-single-word="false"/>
      <style:text-properties fo:font-weight="bold" officeooo:rsid="003b8353" officeooo:paragraph-rsid="003b8353" style:font-weight-asian="bold" style:font-weight-complex="bold"/>
    </style:style>
    <style:style style:name="P49" style:family="paragraph" style:parent-style-name="Standard" style:list-style-name="L7">
      <style:paragraph-properties fo:text-align="justify" style:justify-single-word="false"/>
      <style:text-properties fo:font-weight="bold" officeooo:rsid="003b8353" officeooo:paragraph-rsid="003b8353"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418c93" officeooo:paragraph-rsid="00418c93" style:font-weight-asian="bold" style:font-weight-complex="bold"/>
    </style:style>
    <style:style style:name="P51" style:family="paragraph" style:parent-style-name="Standard">
      <style:paragraph-properties fo:text-align="justify" style:justify-single-word="false"/>
      <style:text-properties fo:font-weight="bold" officeooo:rsid="00418c93" officeooo:paragraph-rsid="00418c93" style:font-weight-asian="bold" style:font-weight-complex="bold"/>
    </style:style>
    <style:style style:name="P52" style:family="paragraph" style:parent-style-name="Standard" style:list-style-name="L1">
      <style:paragraph-properties fo:text-align="justify" style:justify-single-word="false"/>
      <style:text-properties fo:font-weight="normal" officeooo:rsid="0036fd8e" officeooo:paragraph-rsid="0036fd8e" style:font-weight-asian="normal" style:font-weight-complex="normal"/>
    </style:style>
    <style:style style:name="P53" style:family="paragraph" style:parent-style-name="Standard">
      <style:paragraph-properties fo:text-align="justify" style:justify-single-word="false"/>
      <style:text-properties fo:font-weight="normal" officeooo:rsid="0036fd8e" officeooo:paragraph-rsid="0036fd8e" style:font-weight-asian="normal" style:font-weight-complex="normal"/>
    </style:style>
    <style:style style:name="P54" style:family="paragraph" style:parent-style-name="Standard" style:list-style-name="L6">
      <style:paragraph-properties fo:text-align="justify" style:justify-single-word="false"/>
      <style:text-properties officeooo:rsid="0038f1c1" officeooo:paragraph-rsid="0038f1c1"/>
    </style:style>
    <style:style style:name="P55" style:family="paragraph" style:parent-style-name="Standard" style:list-style-name="L1">
      <style:paragraph-properties fo:text-align="justify" style:justify-single-word="false"/>
      <style:text-properties officeooo:rsid="00463507" officeooo:paragraph-rsid="00463507"/>
    </style:style>
    <style:style style:name="P56" style:family="paragraph">
      <style:paragraph-properties fo:text-align="center"/>
    </style:style>
    <style:style style:name="P57" style:family="paragraph">
      <loext:graphic-properties draw:fill-color="#ffffff"/>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e515f" style:font-weight-asian="normal" style:font-weight-complex="normal"/>
    </style:style>
    <style:style style:name="T3" style:family="text">
      <style:text-properties fo:font-weight="normal" officeooo:rsid="001ec9c4" style:font-weight-asian="normal" style:font-weight-complex="normal"/>
    </style:style>
    <style:style style:name="T4" style:family="text">
      <style:text-properties fo:font-weight="normal" officeooo:rsid="001f63fb" style:font-weight-asian="normal" style:font-weight-complex="normal"/>
    </style:style>
    <style:style style:name="T5" style:family="text">
      <style:text-properties fo:font-weight="normal" officeooo:rsid="002c0d4a" style:font-weight-asian="normal" style:font-weight-complex="normal"/>
    </style:style>
    <style:style style:name="T6" style:family="text">
      <style:text-properties fo:font-weight="normal" officeooo:rsid="002f0051" style:font-weight-asian="normal" style:font-weight-complex="normal"/>
    </style:style>
    <style:style style:name="T7" style:family="text">
      <style:text-properties fo:font-weight="normal" officeooo:rsid="0038f1c1"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e515f" style:font-weight-asian="bold" style:font-weight-complex="bold"/>
    </style:style>
    <style:style style:name="T10" style:family="text">
      <style:text-properties fo:font-weight="bold" officeooo:rsid="001f63fb" style:font-weight-asian="bold" style:font-weight-complex="bold"/>
    </style:style>
    <style:style style:name="T11" style:family="text">
      <style:text-properties officeooo:rsid="00236eac"/>
    </style:style>
    <style:style style:name="T1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24bbaf"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24bbaf"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bold" officeooo:rsid="0024bbaf"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288278"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officeooo:rsid="00246a86" style:font-size-asian="12pt" style:font-size-complex="12pt"/>
    </style:style>
    <style:style style:name="T19" style:family="text">
      <style:text-properties fo:font-variant="normal" fo:text-transform="none" fo:color="#161719" loext:opacity="1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officeooo:rsid="0024bbaf"/>
    </style:style>
    <style:style style:name="T21" style:family="text">
      <style:text-properties style:font-name="Liberation Serif" fo:font-size="12pt" officeooo:rsid="00236eac" style:font-size-asian="12pt" style:font-size-complex="12pt"/>
    </style:style>
    <style:style style:name="T22" style:family="text">
      <style:text-properties officeooo:rsid="00288278"/>
    </style:style>
    <style:style style:name="T23" style:family="text">
      <style:text-properties fo:color="#000000" loext:opacity="100%" officeooo:rsid="00246a86"/>
    </style:style>
    <style:style style:name="T24" style:family="text">
      <style:text-properties fo:color="#000000" loext:opacity="100%" officeooo:rsid="00432d73"/>
    </style:style>
    <style:style style:name="T25" style:family="text">
      <style:text-properties style:font-weight-asian="normal" style:font-weight-complex="normal"/>
    </style:style>
    <style:style style:name="T26" style:family="text">
      <style:text-properties officeooo:rsid="00432d73" style:font-weight-asian="normal" style:font-weight-complex="normal"/>
    </style:style>
    <style:style style:name="T27" style:family="text">
      <style:text-properties fo:font-size="14pt" fo:font-weight="normal" officeooo:rsid="001ec9c4" style:font-size-asian="14pt" style:font-weight-asian="normal" style:font-size-complex="14pt" style:font-weight-complex="normal"/>
    </style:style>
    <style:style style:name="T28" style:family="text">
      <style:text-properties fo:font-size="14pt" fo:font-weight="normal" officeooo:rsid="001e515f"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319in" fo:min-width="0.5016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0.2291in" fo:min-width="0.8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gramming Fundamentals -</text:p>
      <text:p text:style-name="P15">Assignment 2</text:p>
      <text:p text:style-name="P14"/>
      <text:p text:style-name="P1"/>
      <text:list xml:id="list1109923431" text:style-name="L1">
        <text:list-item>
          <text:p text:style-name="P21"><text:span text:style-name="T9">Statically typed language</text:span><text:span text:style-name="T2"> : In this type languages, the type </text:span><text:span text:style-name="T3">of a variable or expression is </text:span><text:span text:style-name="T2">checked at compile time.</text:span></text:p>
        </text:list-item>
      </text:list>
      <text:p text:style-name="P4"/>
      <text:p text:style-name="P3"><text:span text:style-name="T2"><text:tab/></text:span><text:span text:style-name="T9">Dynamically typed language</text:span><text:span text:style-name="T2">: In this type languages, the type </text:span><text:span text:style-name="T3">of a variable or <text:tab/>expression is <text:tab/></text:span><text:span text:style-name="T2">checked at </text:span><text:span text:style-name="T3">run </text:span><text:span text:style-name="T2">time.</text:span></text:p>
      <text:p text:style-name="P5"/>
      <text:p text:style-name="P3"><text:span text:style-name="T2"><text:tab/></text:span><text:span text:style-name="T9">Strongly typed languages</text:span><text:span text:style-name="T2">: </text:span><text:span text:style-name="T3">This type of languages </text:span><text:span text:style-name="T4">strictly </text:span><text:span text:style-name="T3">considered about the <text:tab/>type </text:span><text:span text:style-name="T4">when <text:tab/>creating variables and objects.</text:span></text:p>
      <text:p text:style-name="P6"/>
      <text:p text:style-name="P3"><text:span text:style-name="T3"><text:tab/></text:span><text:span text:style-name="T10">Loosely typed languages: </text:span><text:span text:style-name="T3">This type of languages </text:span><text:span text:style-name="T4">are not </text:span><text:span text:style-name="T3">considered about the <text:tab/>type </text:span><text:span text:style-name="T4">when <text:tab/>creating variables and objects.</text:span></text:p>
      <text:p text:style-name="P7"/>
      <text:p text:style-name="P2"><text:span text:style-name="T2"><text:tab/></text:span><text:span text:style-name="T9">Java </text:span><text:span text:style-name="T2">would fall into all statically typed, dynamically typed and strongly type <text:tab/>languages. </text:span></text:p>
      <text:p text:style-name="P8"/>
      <text:p text:style-name="P8"/>
      <text:list xml:id="list102716417668092" text:continue-numbering="true" text:style-name="L1">
        <text:list-item>
          <text:p text:style-name="P22"><text:span text:style-name="T8">Case sensitive</text:span> <text:span text:style-name="T11">means if the programming language needs to match two strings they can be equal when both strings have same characters respectively. As an example there are two variables called x and y.</text:span></text:p>
        </text:list-item>
      </text:list>
      <text:p text:style-name="P10"/>
      <text:p text:style-name="P12"><text:tab/><text:span text:style-name="T11">String x = “ my name”;</text:span></text:p>
      <text:list xml:id="list102716585417842" text:continue-numbering="true" text:style-name="L1">
        <text:list-header>
          <text:p text:style-name="P23">String y = “ my Name” ;</text:p>
          <text:p text:style-name="P23"/>
        </text:list-header>
      </text:list>
      <text:p text:style-name="P13"><text:tab/>if the programming language is case sensitive above variables are not equal. And if the<text:tab/>opposite of this happens in a programming language it is <text:span text:style-name="T8">case insensitive</text:span>. Because case <text:tab/><text:span text:style-name="T20">in</text:span>sensitive means <text:s/>it ignores the case (lowercase/ uppercase). When considering above example <text:tab/>when it is case insensitive both x and y are equal.</text:p>
      <text:p text:style-name="P17"/>
      <text:p text:style-name="P16"><text:span text:style-name="T21"><text:tab/></text:span><text:span text:style-name="T12">Some <text:s/>programming languages have varying case sensitivity; in </text:span><text:a xlink:type="simple" xlink:href="https://en.wikipedia.org/wiki/PHP" text:style-name="Internet_20_link" text:visited-style-name="Visited_20_Internet_20_Link"><text:span text:style-name="T16">PHP</text:span></text:a><text:span text:style-name="T12">, for example, <text:tab/>variable names are case-sensitive but function names are not case-sensitive. </text:span><text:span text:style-name="T13">This is <text:tab/>called <text:tab/></text:span><text:span text:style-name="T15">case sensitive-insensitive</text:span></text:p>
      <text:p text:style-name="P24"/>
      <text:list xml:id="list2081641861" text:style-name="L2">
        <text:list-item>
          <text:p text:style-name="P28"><text:span text:style-name="T15">java </text:span><text:span text:style-name="T14">is case-sensitive (for identifiers)</text:span></text:p>
        </text:list-item>
      </text:list>
      <text:p text:style-name="P10"/>
      <text:p text:style-name="P10"/>
      <text:list xml:id="list102717253157554" text:continue-list="list102716585417842" text:style-name="L1">
        <text:list-item>
          <text:p text:style-name="P34"><text:span text:style-name="T8">Identity Conversion</text:span>: Assigning <text:span text:style-name="T22">same type variables</text:span></text:p>
        </text:list-item>
      </text:list>
      <text:p text:style-name="P18"/>
      <text:p text:style-name="P18"/>
      <text:p text:style-name="P20"><text:tab/>Examples: <text:tab/>int number1 = 10;</text:p>
      <text:p text:style-name="P19"><text:tab/><text:tab/><text:tab/><text:span text:style-name="T22">int number2 = number1;</text:span></text:p>
      <text:p text:style-name="P19"/>
      <text:p text:style-name="P19"><text:tab/><text:tab/><text:tab/></text:p>
      <text:p text:style-name="P20"><text:tab/><text:tab/><text:tab/>float myFloat1 = 10.55;</text:p>
      <text:p text:style-name="P19"><text:tab/><text:tab/><text:tab/><text:span text:style-name="T22">float my Float2 = myFlaot2;</text:span></text:p>
      <text:list xml:id="list102717372188222" text:continue-numbering="true" text:style-name="L1">
        <text:list-item>
          <text:p text:style-name="P36"><text:soft-page-break/>Primitive widening conversion</text:p>
        </text:list-item>
      </text:list>
      <text:p text:style-name="P37"/>
      <text:p text:style-name="P37"><draw:custom-shape text:anchor-type="paragraph" draw:z-index="0" draw:name="Shape 1" draw:style-name="gr3" draw:text-style-name="P57" svg:width="0.8335in" svg:height="0.2295in" svg:x="0.5772in" svg:y="0.1327in"><text:p text:style-name="P56"><text:s/>byte</text:p><draw:enhanced-geometry svg:viewBox="0 0 21600 21600" draw:type="rectangle" draw:enhanced-path="M 0 0 L 21600 0 21600 21600 0 21600 0 0 Z N"/></draw:custom-shape><draw:custom-shape text:anchor-type="paragraph" draw:z-index="2" draw:name="Shape 3" draw:style-name="gr3" draw:text-style-name="P57" svg:width="0.8335in" svg:height="0.2295in" svg:x="2.152in" svg:y="0.1327in"><text:p text:style-name="P56"><text:s/>short</text:p><draw:enhanced-geometry svg:viewBox="0 0 21600 21600" draw:type="rectangle" draw:enhanced-path="M 0 0 L 21600 0 21600 21600 0 21600 0 0 Z N"/></draw:custom-shape><draw:custom-shape text:anchor-type="paragraph" draw:z-index="4" draw:name="Shape 5" draw:style-name="gr3" draw:text-style-name="P57" svg:width="0.8335in" svg:height="0.2295in" svg:x="3.7272in" svg:y="0.1327in"><text:p text:style-name="P56"><text:s/>int</text:p><draw:enhanced-geometry svg:viewBox="0 0 21600 21600" draw:type="rectangle" draw:enhanced-path="M 0 0 L 21600 0 21600 21600 0 21600 0 0 Z N"/></draw:custom-shape><draw:custom-shape text:anchor-type="paragraph" draw:z-index="6" draw:name="Shape 7" draw:style-name="gr3" draw:text-style-name="P57" svg:width="0.8335in" svg:height="0.2295in" svg:x="5.302in" svg:y="0.1327in"><text:p text:style-name="P56"><text:s/>long</text:p><draw:enhanced-geometry svg:viewBox="0 0 21600 21600" draw:type="rectangle" draw:enhanced-path="M 0 0 L 21600 0 21600 21600 0 21600 0 0 Z N"/></draw:custom-shape><text:tab/></text:p>
      <text:p text:style-name="P37"><draw:custom-shape text:anchor-type="paragraph" draw:z-index="1" draw:name="Shape 2" draw:style-name="gr2" svg:width="0.5732in" svg:height="0.063in" svg:x="1.49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 4" draw:style-name="gr2" svg:width="0.5732in" svg:height="0.063in" svg:x="3.0689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 6"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 draw:name="Line 3" draw:style-name="gr1" draw:text-style-name="P56" svg:x1="5.4732in" svg:y1="0.1701in" svg:x2="4.348in" svg:y2="0.639in"><text:p/></draw:line><draw:line text:anchor-type="paragraph" draw:z-index="13" draw:name="Line 4" draw:style-name="gr1" draw:text-style-name="P56" svg:x1="4.348in" svg:y1="0.1701in" svg:x2="5.5669in" svg:y2="0.6598in"><text:p/></draw:line><text:tab/><text:tab/><text:tab/><text:tab/><text:tab/></text:p>
      <text:p text:style-name="P37"><draw:line text:anchor-type="paragraph" draw:z-index="10" draw:name="Line 1" draw:style-name="gr1" draw:text-style-name="P56" svg:x1="5.6811in" svg:y1="0.0409in" svg:x2="5.702in" svg:y2="0.5161in"><text:p/></draw:line><draw:line text:anchor-type="paragraph" draw:z-index="11" draw:name="Line 2" draw:style-name="gr1" draw:text-style-name="P56" svg:x1="4.0252in" svg:y1="0.0307in" svg:x2="4.0563in" svg:y2="0.5161in"><text:p/></draw:line></text:p>
      <text:p text:style-name="P37"/>
      <text:p text:style-name="P37"><draw:custom-shape text:anchor-type="paragraph" draw:z-index="7" draw:name="Shape 8" draw:style-name="gr3" draw:text-style-name="P57" svg:width="0.8335in" svg:height="0.2295in" svg:x="3.7272in" svg:y="0.1327in"><text:p text:style-name="P56"><text:s/>float</text:p><draw:enhanced-geometry svg:viewBox="0 0 21600 21600" draw:type="rectangle" draw:enhanced-path="M 0 0 L 21600 0 21600 21600 0 21600 0 0 Z N"/></draw:custom-shape><draw:custom-shape text:anchor-type="paragraph" draw:z-index="8" draw:name="Shape 9" draw:style-name="gr3" draw:text-style-name="P57" svg:width="0.8335in" svg:height="0.2295in" svg:x="5.302in" svg:y="0.1327in"><text:p text:style-name="P56"><text:s/>double</text:p><draw:enhanced-geometry svg:viewBox="0 0 21600 21600" draw:type="rectangle" draw:enhanced-path="M 0 0 L 21600 0 21600 21600 0 21600 0 0 Z N"/></draw:custom-shape></text:p>
      <text:p text:style-name="P37"><draw:custom-shape text:anchor-type="paragraph" draw:z-index="9" draw:name="Shape 10"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text:tab/><text:span text:style-name="T5">This conversion is happening implicitly when passing a small size type into a larger size type.</text:span></text:p>
      <text:p text:style-name="P38"><text:span text:style-name="T5"><text:tab/></text:span></text:p>
      <text:p text:style-name="P38"><text:span text:style-name="T5"><text:tab/>Examples:</text:span></text:p>
      <text:p text:style-name="P29"><text:span text:style-name="T5"><text:tab/></text:span></text:p>
      <text:list xml:id="list1370150577" text:style-name="L5">
        <text:list-item>
          <text:p text:style-name="P30"><text:span text:style-name="T5">byte myByte =10;</text:span></text:p>
        </text:list-item>
        <text:list-item>
          <text:p text:style-name="P30"><text:span text:style-name="T5">short myShort = myByte; <text:s text:c="4"/><text:tab/> <text:tab/>// 16 bits ← 8 bits</text:span></text:p>
          <text:p text:style-name="P30"><text:span text:style-name="T5"/></text:p>
        </text:list-item>
      </text:list>
      <text:list xml:id="list3559741891" text:style-name="L4">
        <text:list-item>
          <text:p text:style-name="P40"><text:span text:style-name="T1">int myInt = myShort; <text:tab/><text:tab/><text:tab/>// <text:s/>32 bits ← 16 bits</text:span></text:p>
          <text:p text:style-name="P40"><text:span text:style-name="T1"/></text:p>
        </text:list-item>
        <text:list-item>
          <text:p text:style-name="P41"><text:span text:style-name="T1">char myChar = ‘A’;</text:span></text:p>
        </text:list-item>
        <text:list-item>
          <text:p text:style-name="P41"><text:span text:style-name="T1">int myInt2 = <text:s/>myChar;<text:tab/><text:tab/>// <text:s/></text:span><text:span text:style-name="T5">32 bits ← 16 bits</text:span></text:p>
          <text:p text:style-name="P41"><text:span text:style-name="T1"/></text:p>
        </text:list-item>
        <text:list-item>
          <text:p text:style-name="P40"><text:span text:style-name="T1">long myLong = myInt;<text:tab/><text:tab/>// <text:s/>64 bits ← 32 bits</text:span></text:p>
          <text:p text:style-name="P40"><text:span text:style-name="T1"/></text:p>
        </text:list-item>
        <text:list-item>
          <text:p text:style-name="P42"><text:span text:style-name="T1">float myFloat = myInt;<text:tab/><text:tab/></text:span><text:span text:style-name="T5">// <text:s/></text:span><text:span text:style-name="T1">32</text:span><text:span text:style-name="T5"> bits ← 32 bits</text:span></text:p>
        </text:list-item>
        <text:list-item>
          <text:p text:style-name="P42"><text:span text:style-name="T1">float myFloat2 = myLong;<text:tab/><text:tab/></text:span><text:span text:style-name="T5">// <text:s/></text:span><text:span text:style-name="T1">32 </text:span><text:span text:style-name="T5">bits ← </text:span><text:span text:style-name="T1">64 </text:span><text:span text:style-name="T5">bits</text:span></text:p>
          <text:p text:style-name="P42"><text:span text:style-name="T1"/></text:p>
        </text:list-item>
        <text:list-item>
          <text:p text:style-name="P42"><text:span text:style-name="T1">double myDouble = myFloat; <text:tab/></text:span><text:span text:style-name="T5">// <text:s/>64 bits ← 32 bits</text:span></text:p>
        </text:list-item>
        <text:list-item>
          <text:p text:style-name="P42"><text:span text:style-name="T5">d</text:span><text:span text:style-name="T1">ouble myDouble2 = myLong;<text:tab/></text:span><text:span text:style-name="T5">// <text:s/>64 bits ← </text:span><text:span text:style-name="T1">64</text:span><text:span text:style-name="T5"> bits</text:span></text:p>
        </text:list-item>
      </text:list>
      <text:p text:style-name="P43"><text:span text:style-name="T1"/></text:p>
      <text:p text:style-name="P43"><text:span text:style-name="T1"><text:tab/>When considering widening conversion from long to float, long to double and </text:span><text:span text:style-name="T6">int to float <text:tab/>precision of the result may loss. That is, the result may lose some of the least significant bits of t<text:tab/>he value. Because main objective of a float/double is storing data in a higher range in scientific <text:tab/>notation. They do not consider much about the precision. In this case, the resulting floating <text:tab/>point value will be correctly rounded version of the integer value according to IEEE 754.</text:span></text:p>
      <text:p text:style-name="P43"><text:span text:style-name="T1"/></text:p>
      <text:p text:style-name="P39"><text:span text:style-name="T5"/></text:p>
      <text:p text:style-name="P37"/>
      <text:list xml:id="list102717693374733" text:continue-list="list102717372188222" text:style-name="L1">
        <text:list-item>
          <text:p text:style-name="P52"><text:span text:style-name="T8">Run-timeconstant</text:span> is computed at the run time of application while <text:span text:style-name="T8">compile-time constant </text:span>is computed at the compile time. Further more compile time constant has only one value at each time and run time constant would change at each run time.</text:p>
        </text:list-item>
      </text:list>
      <text:p text:style-name="P53"/>
      <text:list xml:id="list3459572288" text:style-name="L6">
        <text:list-item>
          <text:p text:style-name="P31"><text:span text:style-name="T7">final int value1 = 10;<text:tab/><text:tab/><text:tab/><text:tab/><text:tab/>// compile-time constant </text:span></text:p>
          <text:p text:style-name="P31"><text:span text:style-name="T7"/></text:p>
        </text:list-item>
        <text:list-item>
          <text:p text:style-name="P32"><text:span text:style-name="T7">final int value2 = 10 * (int) Math.random();<text:tab/><text:tab/>// run-time constant</text:span></text:p>
          <text:p text:style-name="P54"><text:span text:style-name="T1"/></text:p>
        </text:list-item>
      </text:list>
      <text:p text:style-name="P53"><text:tab/></text:p>
      <text:p text:style-name="P46"/>
      <text:p text:style-name="P46"/>
      <text:list xml:id="list102716095299732" text:continue-list="list102717693374733" text:style-name="L1">
        <text:list-item>
          <text:p text:style-name="P47"><text:soft-page-break/>Narrowing primitive conversion <text:span text:style-name="T1">happens w</text:span><text:span text:style-name="T5">hen passing a </text:span><text:span text:style-name="T1">larger </text:span><text:span text:style-name="T5">size type into a </text:span><text:span text:style-name="T1">small</text:span><text:span text:style-name="T5"> size type. </text:span>Implicit (automatic) narrowing primitive conversion<text:span text:style-name="T1"> occurs when it is following some rules while it should be manually converted in </text:span>Explicit(casting) narrowing primitive conversion.</text:p>
        </text:list-item>
      </text:list>
      <text:p text:style-name="P48"/>
      <text:p text:style-name="P48"><text:tab/><text:span text:style-name="T1">Rules that should be satisfied to occur Implicit narrowing primitive conversion :</text:span></text:p>
      <text:p text:style-name="P48"><text:span text:style-name="T1"/></text:p>
      <text:list xml:id="list1126864815" text:style-name="L7">
        <text:list-item>
          <text:p text:style-name="P49"><text:span text:style-name="T1">There should be an assignment context</text:span></text:p>
        </text:list-item>
        <text:list-item>
          <text:p text:style-name="P49"><text:span text:style-name="T1">The value should be fallen within the range of both types</text:span></text:p>
        </text:list-item>
        <text:list-item>
          <text:p text:style-name="P49"><text:span text:style-name="T1">The value should be compile-time constant</text:span></text:p>
        </text:list-item>
      </text:list>
      <text:p text:style-name="P48"/>
      <text:p text:style-name="P48"/>
      <text:p text:style-name="P48"/>
      <text:list xml:id="list102716843119547" text:continue-list="list102716095299732" text:style-name="L1">
        <text:list-item>
          <text:p text:style-name="P44"><text:span text:style-name="T1">When considering widening conversion from long to float</text:span><text:span text:style-name="T6"> precision of the result may loss. That is, the result may lose some of the least significant bits of the value. Because main objective of a float/double is storing data in a higher range in scientific notation. They do not consider much about the precision. In this case, the resulting floating point value will be correctly rounded version of the integer value according to IEEE 754.</text:span></text:p>
        </text:list-item>
      </text:list>
      <text:p text:style-name="P45"><text:span text:style-name="T6"/></text:p>
      <text:p text:style-name="P45"><text:span text:style-name="T6"/></text:p>
      <text:list xml:id="list102717659439416" text:continue-numbering="true" text:style-name="L1">
        <text:list-item>
          <text:p text:style-name="P50"><text:span text:style-name="T17">The use of int as a default for integer literals makes it possible to make effective use of memory and computation, which means less space is taken by int relative to another type of integer data </text:span><text:span text:style-name="T18">types.</text:span><text:span text:style-name="T1"> </text:span><text:span text:style-name="T18">Similarly, more precise calculations can be made when using double as default for a floating-point literal than with other data types</text:span><text:span text:style-name="T1">. This design decision also aligns with Java's goal of being a simple and easy-to-use language.</text:span></text:p>
        </text:list-item>
      </text:list>
      <text:p text:style-name="P51"><text:span text:style-name="T1"/></text:p>
      <text:p text:style-name="P51"><text:span text:style-name="T1"/></text:p>
      <text:list xml:id="list102717041449599" text:continue-numbering="true" text:style-name="L1">
        <text:list-item>
          <text:p text:style-name="P26"><text:span text:style-name="T23">Implicit narrowing primitive conversion only takes place among byte, char, int, and short because these are the most commonly used integer data types, and they can be safely converted without loss of informa</text:span><text:span text:style-name="T24">tion. </text:span><text:span text:style-name="T25">Explicit narrowing of the conversion is excluded for other data types, </text:span><text:span text:style-name="T26">such as l</text:span><text:span text:style-name="T25">ong and floats, because they have more range and precision as compared to smaller types that can lead to a loss of information when converted.</text:span></text:p>
        </text:list-item>
      </text:list>
      <text:p text:style-name="P27"><text:span text:style-name="T25"/></text:p>
      <text:p text:style-name="P27"><text:span text:style-name="T25"/></text:p>
      <text:list xml:id="list102715855185810" text:continue-numbering="true" text:style-name="L1">
        <text:list-item>
          <text:p text:style-name="P55"><text:span text:style-name="T19">Widening and narrowing primitive conversion occur when both widening and narrowing conversion occur. As an example when converting from byte to char byte value convert into the int type using widening conversion and when converting from int to char narrowing conversion occur. </text:span></text:p>
        </text:list-item>
      </text:list>
      <text:p text:style-name="P19"/>
      <text:p text:style-name="P20"/>
      <text:p text:style-name="P18"><text:tab/><text:tab/><text:tab/></text:p>
      <text:p text:style-name="P18"><text:tab/><text:tab/><text:tab/></text:p>
      <text:list xml:id="list102716357641489" text:continue-numbering="true" text:style-name="L1">
        <text:list-header>
          <text:p text:style-name="P22"/>
          <text:p text:style-name="P25"/>
        </text:list-header>
      </text:list>
      <text:p text:style-name="P10"/>
      <text:p text:style-name="P11"><text:tab/></text:p>
      <text:p text:style-name="P9"><text:tab/></text:p>
      <text:p text:style-name="P33"><text:span text:style-name="T28"><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ter" svg:font-family="inter, sans-serif"/>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56:13.490240274</meta:creation-date>
    <meta:generator>LibreOffice/7.3.7.2$Linux_X86_64 LibreOffice_project/30$Build-2</meta:generator>
    <dc:date>2023-07-31T10:24:04.289011488</dc:date>
    <meta:editing-duration>PT2H17M56S</meta:editing-duration>
    <meta:editing-cycles>18</meta:editing-cycles>
    <meta:document-statistic meta:table-count="0" meta:image-count="0" meta:object-count="0" meta:page-count="3" meta:paragraph-count="62" meta:word-count="860" meta:character-count="5094" meta:non-whitespace-character-count="4220"/>
  </office:meta>
</office:document-meta>
</file>